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fo:color="#4bacc6"/>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15.00%" fo:text-align="justify" fo:margin-bottom="10.00pt"/>
    </style:style>
    <style:style style:name="P3" style:family="paragraph">
      <style:paragraph-properties fo:line-height="100.00%" fo:text-align="justify"/>
    </style:style>
  </office:automatic-styles>
  <office:body>
    <office:text>
      <text:p text:style-name="P1"><text:span text:style-name="T1">[Reflektioner för uppgift 1]</text:span></text:p>
      <text:p text:style-name="P1"><text:span text:style-name="T2"/></text:p>
      <text:p text:style-name="P1"><text:span text:style-name="T3">Jag förväntade mig att jag skulle förbruka mer tid än vad jag hade planerat, vilket var precis det som hände. Gick över med en kvart pga uppgift 1c.</text:span></text:p>
      <text:p text:style-name="P1"><text:span text:style-name="T4"/></text:p>
      <text:p text:style-name="P1"><text:span text:style-name="T5">Anledningen till att det tog extra tid var på grunda av att jag inte visste hur jag skulle börja. Liksom vilka och hur många variablar behöver jag för att hantera jämförelserna.</text:span></text:p>
      <text:p text:style-name="P1"><text:span text:style-name="T5">Fick inte använda arrayer. Behöver jag 10 integers för varje inmatning, hur jämför jag dem på bästa sätt och annat. Jag fick tänk på hur jag skulle göra. Googla för att få mer insikt på vad som behövs/ kan användas för att ta reda på "näst största" talet.</text:span></text:p>
      <text:p text:style-name="P1"><text:span text:style-name="T6"/></text:p>
      <text:p text:style-name="P1"><text:span text:style-name="T7">Jag fick insikt på hur pass dålig min planering var. Jag borde ha planerat mer steg/moment och dela upp "programmet" mer. Liksom dokumentera vad och vilka funktioner programmet ska ha. Liksom redan under planeringen ta reda på hur programmet ska uppföra. Hur den hanterar felinmatning, hur utskriften ska se ut.</text:span></text:p>
      <text:p text:style-name="P1"><text:span text:style-name="T8"/></text:p>
      <text:p text:style-name="P1"><text:span text:style-name="T9">Jag får tänka på hur jag lägger upp tiden för arbetet. Liksom vilka dagar och hur mycket tid ska jag lägga ner för det. Ska jag ta och köra allt på en gång? eller ska jag fördela arbetet över veckan. Det jag har gjort är i princip arbeta när jag känner för det, vilket blev mycket fritid. Det blev lite tajt de dagarna före redovisningen. Jag kände och visste att det var inte själva kodningen som skulle ta tid utan skriva dessa reflektioner och planeringar. </text:span></text:p>
      <text:p text:style-name="P1"><text:span text:style-name="T10"/></text:p>
      <text:p text:style-name="P2"><text:span text:style-name="T11">Tycker att planeringen av tiden var inte illa, gick över med en kvart (anlednin till avvikelse har jag nämnt).</text:span></text:p>
      <text:p text:style-name="P2"><text:span text:style-name="T11">Bristen på information och vagt ställda krav kring uppgifterna skapade en viss osäkerhet tyckte jag . Om uppgifterna hade mer specifika krav och lite mer information skulle det bli bättre. Liksom nämna med eller utan felhantering, loopar eller så. Så behöver man inte ställa den frågan för sig själv (om man ska implementera dem eller inte, mer övning men "behöver" jag verkligen lägga ner tid för det?).</text:span></text:p>
      <text:p text:style-name="P3"><text:span text:style-name="T11">Förutom tid åt planering och kodning så har mycket tid spenderat för dokumenteringen av arbetet. Ska kanske dokumentera tiden för detta också.</text:span></text:p>
      <text:p text:style-name="P3"><text:span text:style-name="T12"/></text:p>
      <text:p text:style-name="P3"><text:span text:style-name="T13">Jag är inte så bra på att planera mitt arbete men jag ska "försöka" göra mitt bästa att bli bättre på det, saknar lite vägledning förtillfälle. Liksom tips och råd är skönt att ha med sig. Sen så förstår jag att på ett professionellt sätt måste man planera, vara strukturerad och ha en överblick över sitt arbete. Jag känner att den här kursen är en bra möjlighet att lära mig en massa nyttig information som jag kommer ha nytta av i yrkeslivet.</text:span><text:span text:style-name="T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